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paragraph-rsid="00184908"/>
    </style:style>
    <style:style style:name="P2" style:family="paragraph" style:parent-style-name="Heading">
      <style:text-properties officeooo:rsid="00184908" officeooo:paragraph-rsid="00184908"/>
    </style:style>
    <style:style style:name="P3" style:family="paragraph" style:parent-style-name="Text_20_body">
      <style:text-properties officeooo:rsid="00184908" officeooo:paragraph-rsid="00184908"/>
    </style:style>
    <style:style style:name="P4" style:family="paragraph" style:parent-style-name="Text_20_body">
      <style:text-properties officeooo:rsid="001a7a5e" officeooo:paragraph-rsid="001a7a5e"/>
    </style:style>
    <style:style style:name="T1" style:family="text">
      <style:text-properties officeooo:rsid="00184908"/>
    </style:style>
    <style:style style:name="T2" style:family="text">
      <style:text-properties officeooo:rsid="00191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хническое задание</text:p>
      <text:h text:style-name="P1" text:outline-level="1"><text:tab/><text:span text:style-name="T1">Разработка приложения для приемной комиссии.</text:span></text:h>
      <text:p text:style-name="P3">Задание: Требуется разработать приложение для автоматизации процессов приемной комиссии.</text:p>
      <text:p text:style-name="P3">Цель: <text:span text:style-name="T2">Рабочее приложение для приемной компании.</text:span></text:p>
      <text:p text:style-name="P4">Необходимо создать графический интерфейс, на основе уже проделанной работы по созданию структуры базы данных приложения (<text:a xlink:type="simple" xlink:href="https://github.com/ISUCT/DBCourseWork_2014/tree/Ermakova_N_E">https://github.com/ISUCT/DBCourseWork_2014/tree/Ermakova_N_E</text:a>). Интерфейс должен быть простым, понятным и структурированным, чтобы был понятен любому пользовател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0:38:48.174930516</meta:creation-date>
    <dc:date>2015-03-23T12:26:02.629900528</dc:date>
    <meta:editing-duration>PT1H20M2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50" meta:character-count="482" meta:non-whitespace-character-count="436"/>
  </office:meta>
</office:document-meta>
</file>